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51mm"/>
    </style:style>
    <style:style style:name="co2" style:family="table-column">
      <style:table-column-properties fo:break-before="auto" style:column-width="314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b9bd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Retourn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ien</text:p>
          </table:table-cell>
          <table:table-cell table:style-name="ce1" office:value-type="string" calcext:value-type="string">
            <text:p>Quantité</text:p>
          </table:table-cell>
        </table:table-row>
        <table:table-row table:style-name="ro2">
          <table:table-cell office:value-type="string" calcext:value-type="string">
            <text:p>Arduino mega 2560</text:p>
          </table:table-cell>
          <table:table-cell office:value-type="string" calcext:value-type="string">
            <text:p><text:a xlink:href="https://www.amazon.fr/Elegoo-Carte-ATmega2560-ATMEGA-Arduino/dp/B06XKZY117/ref=sr_1_5?__mk_fr_FR=ÅMÅŽÕÑ&amp;crid=2GP60V656KWNF&amp;keywords=arduino+mega&amp;qid=1553679322&amp;s=gateway&amp;sprefix=arduino%2Caps%2C197&amp;sr=8-5" xlink:type="simple">ELEGOO Carte Mega 2560 R3 ATmega2560 ATMEGA 16U2 Board Bleu avec Câble USB(Bleu)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mper</text:p>
          </table:table-cell>
          <table:table-cell office:value-type="string" calcext:value-type="string">
            <text:p><text:a xlink:href="https://www.amazon.fr/Haljia-120-pcs-Multicolore-femelle-Breadboard/dp/B06W9HL7LB/ref=sr_1_19?s=hi&amp;ie=UTF8&amp;qid=1528961968&amp;sr=1-19&amp;keywords=jumper+cable" xlink:type="simple">HALJIA Lot de 120 câbles jumper DuPont pour platine d’expérimentation breadboard 40 mâle-femelle, 40 mâle-mâle, 40 femelle-femelle Multicolore 30 cm</text:a></text:p>
          </table:table-cell>
          <table:table-cell office:value-type="string" calcext:value-type="string">
            <text:p>1 lot</text:p>
          </table:table-cell>
        </table:table-row>
        <table:table-row table:style-name="ro2">
          <table:table-cell office:value-type="string" calcext:value-type="string">
            <text:p>aimants</text:p>
          </table:table-cell>
          <table:table-cell office:value-type="string" calcext:value-type="string">
            <text:p><text:a xlink:href="https://www.amazon.fr/Aimants-réfrigérateur-magnétron-lartisanat-organisation/dp/B06XD82PNB/ref=sr_1_1?__mk_fr_FR=ÅMÅŽÕÑ&amp;crid=1X35BK09YZUL5&amp;keywords=aimant+6mm+x+3mm&amp;qid=1553679689&amp;s=gateway&amp;sprefix=aimants+6+mm+%2Caps%2C204&amp;sr=8-1" xlink:type="simple">Aimants en disque pour réfrigérateur faits de néodyme N52 (30 PCs) | 6 mm x 3 mm, 1/4 "x 1/8" | Aimants en disques Rare Earth en magnétron pour l'Arts l'artisanat loisirs et organisation de bureau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uton poussoir</text:p>
          </table:table-cell>
          <table:table-cell office:value-type="string" calcext:value-type="string">
            <text:p><text:a xlink:href="https://www.amazon.fr/Larcele-Momentané-Bouton-Poussoir-Bricolage-Bouton-poussoir/dp/B077FK9YHZ/ref=sr_1_54?__mk_fr_FR=ÅMÅŽÕÑ&amp;crid=17JQI532ITGDJ&amp;keywords=bouton%2Bpoussoir&amp;qid=1553678549&amp;s=gateway&amp;sprefix=bouton%2Bpous%2Caps%2C206&amp;sr=8-54&amp;th=1" xlink:type="simple">Larcele 20x 12mm Mini Momentané Bouton-Poussoir Bricolage en Plastique Bouton-poussoir ANKG-03 (Bleu)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d verte</text:p>
          </table:table-cell>
          <table:table-cell office:value-type="string" calcext:value-type="string">
            <text:p><text:a xlink:href="https://www.amazon.fr/Sonline-diodes-electroluminescentes-Lumiere-verte/dp/B00YTLS74W/ref=sr_1_3?__mk_fr_FR=ÅMÅŽÕÑ&amp;keywords=led+verte+5mm&amp;qid=1553679263&amp;s=gateway&amp;sr=8-3" xlink:type="simple">Sonline 50 x diodes electroluminescentes (DEL) Lumiere verte Tete ronde 5mm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d bleue</text:p>
          </table:table-cell>
          <table:table-cell office:value-type="string" calcext:value-type="string">
            <text:p><text:a xlink:href="https://www.amazon.fr/électroluminescentes-éclairage-Couleur-Raspberry-bricolage/dp/B01MRSEYEG/ref=sr_1_1?__mk_fr_FR=ÅMÅŽÕÑ&amp;keywords=led+bleue+5mm&amp;qid=1553679282&amp;s=gateway&amp;sr=8-1" xlink:type="simple">Lot de 25 LED diodes électroluminescentes Lampe éclairage 5 mm Bleu Couleur Bleue diffus 30 mA pour Arduino Raspberry Pi bricolage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ésistance 220 Ohms</text:p>
          </table:table-cell>
          <table:table-cell office:value-type="string" calcext:value-type="string">
            <text:p><text:a xlink:href="https://www.amazon.fr/25x-Résistances-carbone-Ohms-Watts/dp/B016TPUO0K/ref=sr_1_2_sspa?__mk_fr_FR=ÅMÅŽÕÑ&amp;crid=37P2KHBHI5O5A&amp;keywords=resistance+220+ohm&amp;qid=1561014248&amp;s=gateway&amp;sprefix=resistance+220%2Caps%2C150&amp;sr=8-2-spons&amp;psc=1" xlink:type="simple">25x Résistances carbone 220 Ohms 1/2 Watts +/- 5%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ésistance 10k Ohms</text:p>
          </table:table-cell>
          <table:table-cell office:value-type="string" calcext:value-type="string">
            <text:p><text:a xlink:href="https://www.amazon.fr/Sourcingmap-axial-plomb-résistances-Carbone/dp/B0087ZDQQ0/ref=sr_1_3?__mk_fr_FR=ÅMÅŽÕÑ&amp;crid=2736E4SC4A7CC&amp;keywords=resistance+10k+ohm&amp;qid=1553678855&amp;s=gateway&amp;sprefix=resistance+10%2Caps%2C214&amp;sr=8-3" xlink:type="simple">Sourcingmap 100 x 1/4 W 250 V 10 K Ohm axial plomb résistances film Carbone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is M5 25 mm</text:p>
          </table:table-cell>
          <table:table-cell office:value-type="string" calcext:value-type="string">
            <text:p><text:a xlink:href="https://www.amazon.fr/Index-t9850525z-Filetage-din-7985-tête-empreinte/dp/B00J7UR2QO/ref=sr_1_50?__mk_fr_FR=ÅMÅŽÕÑ&amp;crid=JX26E4D5CM6T&amp;keywords=vis+m5+25mm&amp;qid=1554707994&amp;s=gateway&amp;sprefix=vis+m5+25%2Caps%2C174&amp;sr=8-50" xlink:type="simple">Index t9850525z – Vis Filetage metrica din-7985 tête alomada empreinte Philips zincado M5 x 25</text:a>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6:34:16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9:17:35.300000000</meta:creation-date>
    <dc:date>2019-06-20T09:05:35.237000000</dc:date>
    <meta:editing-duration>PT17M37S</meta:editing-duration>
    <meta:editing-cycles>4</meta:editing-cycles>
    <meta:generator>LibreOffice/6.1.0.3$Windows_X86_64 LibreOffice_project/efb621ed25068d70781dc026f7e9c5187a4decd1</meta:generator>
    <meta:document-statistic meta:table-count="1" meta:cell-count="30" meta:object-count="0"/>
  </office:meta>
</office:document-meta>
</file>